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Police_20_par_20_défaut"><text:span text:style-name="T1">Fonction Bombe () : </text:span></text:span><text:span text:style-name="Police_20_par_20_défaut"><text:span text:style-name="T2">fini</text:span></text:span></text:p>
      <text:p text:style-name="Standard">Indice liste</text:p>
      <text:p text:style-name="Standard"><text:tab/>0 - désignation objet</text:p>
      <text:p text:style-name="Standard"><text:tab/>1 - coup_drain</text:p>
      <text:p text:style-name="Standard"><text:tab/>2 - coordonnées selon x</text:p>
      <text:p text:style-name="Standard"><text:tab/>3 - coordonnées selon y</text:p>
      <text:p text:style-name="Standard"/>
      <text:p text:style-name="P1"/>
      <text:p text:style-name="Standard"><text:span text:style-name="Police_20_par_20_défaut"><text:span text:style-name="T1">Fonction Régénérateur_énergie(): </text:span></text:span><text:span text:style-name="Police_20_par_20_défaut"><text:span text:style-name="T2">fini</text:span></text:span></text:p>
      <text:p text:style-name="Standard">Indice liste</text:p>
      <text:p text:style-name="Standard"><text:tab/>0 - désignation objet</text:p>
      <text:p text:style-name="Standard"><text:tab/>1 - coup_drain</text:p>
      <text:p text:style-name="Standard"><text:tab/>2 -Jauge_Drain</text:p>
      <text:p text:style-name="Standard"/>
      <text:p text:style-name="Standard"><text:span text:style-name="Police_20_par_20_défaut"><text:span text:style-name="T1">Fonction Drop Leurre(): </text:span></text:span><text:span text:style-name="Police_20_par_20_défaut"><text:span text:style-name="T2">fini</text:span></text:span></text:p>
      <text:p text:style-name="Standard">Indice liste</text:p>
      <text:p text:style-name="Standard"><text:tab/>0 - désignation objet</text:p>
      <text:p text:style-name="Standard"><text:tab/>1 - coup_drain</text:p>
      <text:p text:style-name="Standard"><text:tab/>2 - coordonnées selon x</text:p>
      <text:p text:style-name="Standard"><text:tab/>3 - coordonnées selon y</text:p>
      <text:p text:style-name="Standard"/>
      <text:p text:style-name="Standard"/>
      <text:p text:style-name="Standard"><text:span text:style-name="Police_20_par_20_défaut"><text:span text:style-name="T1">Fonction Accélérateur_de_case(): </text:span></text:span><text:span text:style-name="Police_20_par_20_défaut"><text:span text:style-name="T2">fini</text:span></text:span></text:p>
      <text:p text:style-name="Standard">Indice liste</text:p>
      <text:p text:style-name="Standard"><text:tab/>0 - désignation objet</text:p>
      <text:p text:style-name="Standard"><text:tab/>1 - coup_drain</text:p>
      <text:p text:style-name="Standard"><text:tab/>2 - accélération</text:p>
      <text:p text:style-name="Standard"/>
      <text:p text:style-name="Standard"><text:span text:style-name="Police_20_par_20_défaut"><text:span text:style-name="T1">Fonction Case_supplémentaire(): </text:span></text:span><text:span text:style-name="Police_20_par_20_défaut"><text:span text:style-name="T2">fini</text:span></text:span></text:p>
      <text:p text:style-name="Standard">Indice liste</text:p>
      <text:p text:style-name="Standard"><text:tab/>0 - désignation objet</text:p>
      <text:p text:style-name="Standard"><text:tab/>1 - coup_drain</text:p>
      <text:p text:style-name="Standard"><text:tab/>2 - coup supplémentaire</text:p>
      <text:p text:style-name="Standard"><text:tab/>3 - coordonnées selon x</text:p>
      <text:p text:style-name="Standard"><text:tab/>4 - coordonnées selon y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_64 LibreOffice_project/55b006a02d247b5f7215fc6ea0fde844b30035b3</meta:generator>
    <meta:creation-date>2018-04-11T11:48:00Z</meta:creation-date>
    <dc:date>2018-05-16T11:18:35.710000000</dc:date>
    <meta:editing-cycles>11</meta:editing-cycles>
    <meta:editing-duration>PT4H10M32S</meta:editing-duration>
    <meta:document-statistic meta:table-count="0" meta:image-count="0" meta:object-count="0" meta:page-count="1" meta:paragraph-count="29" meta:word-count="102" meta:character-count="607" meta:non-whitespace-character-count="515"/>
    <meta:template xlink:type="simple" xlink:actuate="onRequest" xlink:title="" xlink:href="Normal"/>
  </office:meta>
</office:document-meta>
</file>